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037bb" officeooo:paragraph-rsid="004037bb"/>
    </style:style>
    <style:style style:name="P2" style:family="paragraph" style:parent-style-name="Standard">
      <style:text-properties officeooo:rsid="00421645" officeooo:paragraph-rsid="00421645"/>
    </style:style>
    <style:style style:name="P3" style:family="paragraph" style:parent-style-name="Standard">
      <style:text-properties officeooo:rsid="00427faa" officeooo:paragraph-rsid="00427faa"/>
    </style:style>
    <style:style style:name="P4" style:family="paragraph" style:parent-style-name="Standard">
      <style:text-properties officeooo:rsid="0043434f" officeooo:paragraph-rsid="0043434f"/>
    </style:style>
    <style:style style:name="T1" style:family="text">
      <style:text-properties officeooo:rsid="0041c5d7"/>
    </style:style>
    <style:style style:name="T2" style:family="text">
      <style:text-properties officeooo:rsid="00434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oziom 5 zajmuje się task switchingiem, na podstawie bodźców z otoczenia</text:p>
      <text:p text:style-name="P1">-Poziom 6 wykonuje taski i sprawdza czy zostały wykonane pomyślnie<text:span text:style-name="T1"> na podstawie otoczenia i wewnętrznego feedbacku</text:span></text:p>
      <text:p text:style-name="P2">-Jest jeszcze coś takiego jak System Integrity layer. Monitoruje on całą architekturę i upewnia się że działa ona stabilnie</text:p>
      <text:p text:style-name="P3">-Poziom ten jest jak strażnik który ogląda działanie całego modelu, ma on własne połączenia i narzędzia do sprawdzania innych poziomów bez naurszania ich<text:span text:style-name="T2"> komunikacji. Może naprawiać problemy kótre zauważy. Dzięki temu ACE nie zostanie zdestabilizowany przez "złe dane"</text:span></text:p>
      <text:p text:style-name="P4">Poziom ten może udostępniać swoje przemyślenia dla całego ACE by poprawić jego ogólną efektywność i naprawić jeśli wystąpi pęt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9T01:59:45.937307767</dc:date>
    <meta:editing-duration>PT17H59M12S</meta:editing-duration>
    <meta:editing-cycles>33</meta:editing-cycles>
    <meta:document-statistic meta:table-count="0" meta:image-count="0" meta:object-count="0" meta:page-count="1" meta:paragraph-count="5" meta:word-count="103" meta:character-count="706" meta:non-whitespace-character-count="608"/>
  </office:meta>
</office:document-meta>
</file>